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75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19.6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SB Cond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JChristensen/usb-cond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ouser.com/ProjectManager/ProjectDetail.aspx?AccessID=3e867db09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ouser Part No.</text:p>
          </table:table-cell>
          <table:table-cell table:style-name="ce1" office:value-type="string" calcext:value-type="string">
            <text:p>Mfr. Part No.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 Qty.</text:p>
          </table:table-cell>
        </table:table-row>
        <table:table-row table:style-name="ro1">
          <table:table-cell office:value-type="string" calcext:value-type="string">
            <text:p>523-UE27AC5410H</text:p>
          </table:table-cell>
          <table:table-cell office:value-type="string" calcext:value-type="string">
            <text:p>UE27AC5410H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USB Connectors RA USB 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90-UP2-AH-1-TH</text:p>
          </table:table-cell>
          <table:table-cell office:value-type="string" calcext:value-type="string">
            <text:p>UP2-AH-1-TH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USB Connectors USB 2.0 type A plug 4 pin Horizontal 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4-APT2012SYCK</text:p>
          </table:table-cell>
          <table:table-cell office:value-type="string" calcext:value-type="string">
            <text:p>APT2012SY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Standard LEDs - SMD YELLOW WATER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0805C104K3R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ultilayer Ceramic Capacitors MLCC - SMD/SMT 25volts 0.1uF X7R 1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CC805KKX5R7BB106</text:p>
          </table:table-cell>
          <table:table-cell office:value-type="string" calcext:value-type="string">
            <text:p>CC0805KKX5R7BB10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ultilayer Ceramic Capacitors MLCC - SMD/SMT 10uF 16V X5R 1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RC0805FR-07100RL</text:p>
          </table:table-cell>
          <table:table-cell office:value-type="string" calcext:value-type="string">
            <text:p>RC0805FR-071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00 OHM 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RC0805FR-07330RL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330 OHM 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RC0805FR-0754K9L</text:p>
          </table:table-cell>
          <table:table-cell office:value-type="string" calcext:value-type="string">
            <text:p>RC0805FR-0754K9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54.9K OHM 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RC0805FR-0742K2L</text:p>
          </table:table-cell>
          <table:table-cell office:value-type="string" calcext:value-type="string">
            <text:p>RC0805FR-0742K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42.2K OHM 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0-RK73H2ATTD5112F</text:p>
          </table:table-cell>
          <table:table-cell office:value-type="string" calcext:value-type="string">
            <text:p>RK73H2ATTD5112F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Thick Film Resistors - SMD 1/4W 51.1K OHM 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RC0805FR-0775KL</text:p>
          </table:table-cell>
          <table:table-cell office:value-type="string" calcext:value-type="string">
            <text:p>RC0805FR-0775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75K OHM 1%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2:02:58.941762075</meta:creation-date>
    <dc:date>2018-02-15T12:07:27.031523787</dc:date>
    <meta:editing-duration>PT4M27S</meta:editing-duration>
    <meta:editing-cycles>3</meta:editing-cycles>
    <meta:generator>LibreOffice/5.1.6.2$Linux_X86_64 LibreOffice_project/10m0$Build-2</meta:generator>
    <meta:document-statistic meta:table-count="1" meta:cell-count="64" meta:object-count="0"/>
  </office:meta>
</office:document-meta>
</file>